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76fdb" officeooo:paragraph-rsid="00176fdb" style:font-size-asian="28pt" style:font-size-complex="32pt"/>
    </style:style>
    <style:style style:name="P2" style:family="paragraph" style:parent-style-name="Standard">
      <style:text-properties fo:font-size="32pt" officeooo:rsid="00176fdb" officeooo:paragraph-rsid="00176fdb" style:font-size-asian="28pt" style:font-size-complex="32pt"/>
    </style:style>
    <style:style style:name="P3" style:family="paragraph" style:parent-style-name="Standard">
      <style:text-properties fo:font-size="32pt" officeooo:rsid="00176fdb" officeooo:paragraph-rsid="00177427" style:font-size-asian="28pt" style:font-size-complex="32pt"/>
    </style:style>
    <style:style style:name="T1" style:family="text">
      <style:text-properties officeooo:rsid="00177427"/>
    </style:style>
    <style:style style:name="T2" style:family="text">
      <style:text-properties fo:font-size="32pt" officeooo:rsid="00176fdb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__Paloma__ (Alma) </text:p>
      <text:p text:style-name="P3"><text:s text:c="4"/>2 oz mezcal </text:p>
      <text:p text:style-name="P3"><text:s text:c="4"/>0.5 <text:span text:style-name="T1">oz </text:span>(diluted) agave syrup </text:p>
      <text:p text:style-name="P3"><text:s text:c="4"/>1.82 oz grapefruit juice </text:p>
      <text:p text:style-name="P1"><text:s text:c="4"/>(<text:span text:style-name="T1">harvest</text:span> rind before squeezing) </text:p>
      <text:p text:style-name="P1"><text:s text:c="4"/>0.68 oz lime juice </text:p>
      <text:p text:style-name="P1"><text:span text:style-name="T1">Add</text:span> grapefruit zest <text:span text:style-name="T1">(3 inches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18.312403402</meta:creation-date>
    <meta:print-date>2017-10-17T18:41:12.259299305</meta:print-date>
    <dc:date>2017-10-17T18:51:07.368564683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7" meta:word-count="27" meta:character-count="185" meta:non-whitespace-character-count="139"/>
  </office:meta>
</office:document-meta>
</file>